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>
      <style:text-properties fo:color="#008000" fo:font-weight="bold" style:font-weight-asian="bold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44">
      <style:text-properties fo:font-weight="bold" style:font-weight-asian="bold" style:font-weight-complex="bold"/>
    </style:style>
    <style:style style:name="P19" style:family="paragraph" style:parent-style-name="Standard" style:list-style-name="L14"/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 style:list-style-name="L31"/>
    <style:style style:name="P22" style:family="paragraph" style:parent-style-name="Standard" style:list-style-name="L32"/>
    <style:style style:name="P23" style:family="paragraph" style:parent-style-name="Standard" style:list-style-name="L33"/>
    <style:style style:name="P24" style:family="paragraph" style:parent-style-name="Standard" style:list-style-name="L34"/>
    <style:style style:name="P25" style:family="paragraph" style:parent-style-name="Standard" style:list-style-name="L35"/>
    <style:style style:name="P26" style:family="paragraph" style:parent-style-name="Standard" style:list-style-name="L36"/>
    <style:style style:name="P27" style:family="paragraph" style:parent-style-name="Standard" style:list-style-name="L37"/>
    <style:style style:name="P28" style:family="paragraph" style:parent-style-name="Standard" style:list-style-name="L38"/>
    <style:style style:name="P29" style:family="paragraph" style:parent-style-name="Standard" style:list-style-name="L39"/>
    <style:style style:name="P30" style:family="paragraph" style:parent-style-name="Standard" style:list-style-name="L40"/>
    <style:style style:name="P31" style:family="paragraph" style:parent-style-name="Standard" style:list-style-name="L41"/>
    <style:style style:name="P32" style:family="paragraph" style:parent-style-name="Standard" style:list-style-name="L42"/>
    <style:style style:name="P33" style:family="paragraph" style:parent-style-name="Standard" style:list-style-name="L43"/>
    <style:style style:name="P34" style:family="paragraph" style:parent-style-name="Standard" style:list-style-name="L44"/>
    <style:style style:name="P35" style:family="paragraph" style:parent-style-name="Standard" style:list-style-name="L45"/>
    <style:style style:name="P36" style:family="paragraph" style:parent-style-name="Standard" style:list-style-name="L46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80"/>
    </style:style>
    <style:style style:name="T5" style:family="text">
      <style:text-properties fo:color="#000080" fo:font-weight="normal" style:font-weight-asian="normal" style:font-weight-complex="normal"/>
    </style:style>
    <style:style style:name="T6" style:family="text">
      <style:text-properties fo:color="#c5000b"/>
    </style:style>
    <style:style style:name="T7" style:family="text">
      <style:text-properties fo:color="#008000"/>
    </style:style>
    <style:style style:name="T8" style:family="text">
      <style:text-properties fo:color="#b80047"/>
    </style:style>
    <style:style style:name="T9" style:family="text">
      <style:text-properties fo:font-variant="normal" fo:text-transform="none" fo:color="#615f5e" style:font-name="PT Sans" fo:font-size="12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0917<text:tab/>MongoDB for Node.js Developers</text:p>
      <text:p text:style-name="P1">Using Shell to access Mongo in Terminal <text:s text:c="2"/></text:p>
      <text:list xml:id="list3351750004761955221" text:style-name="L14">
        <text:list-item>
          <text:p text:style-name="P19">mongod</text:p>
        </text:list-item>
        <text:list-item>
          <text:p text:style-name="P19">'database' : 'mongodb://localhost/Insta'</text:p>
        </text:list-item>
      </text:list>
      <text:p text:style-name="Standard"/>
      <text:p text:style-name="P1">Using Shell via Terminal</text:p>
      <text:list xml:id="list5756505925478194904" text:style-name="L31">
        <text:list-item>
          <text:p text:style-name="P21">show dbs <text:s/>| <text:s/>use &lt;dbName&gt; <text:s text:c="2"/>| <text:s text:c="2"/>show collections</text:p>
          <text:p text:style-name="P21"/>
        </text:list-item>
      </text:list>
      <text:p text:style-name="P1">Create, Insert, Update, Find, Remove</text:p>
      <text:p text:style-name="Standard">&gt; db.<text:span text:style-name="T4">createCollection</text:span>('&lt;Name&gt;')</text:p>
      <text:p text:style-name="Standard">&gt; db.&lt;Name&gt;.<text:span text:style-name="T4">insert</text:span>({ title: 'car 1', make: 'honda', year: '2010' });</text:p>
      <text:p text:style-name="Standard">&gt; db.categories.<text:span text:style-name="T4">update</text:span>({name:'Technology'}, {$set: {description: 'learn more about tech stuff'}})</text:p>
      <text:p text:style-name="Standard">&gt; db.users.<text:span text:style-name="T6">update</text:span>({email: 'your@email.addy'}, {$set:{email:'schroe9@gmail.com'}})</text:p>
      <text:p text:style-name="Standard">&gt; db.things.<text:span text:style-name="T4">find</text:span>() <text:s text:c="10"/>//connector to interact with database <text:s text:c="3"/>//Using my DB find all the things</text:p>
      <text:p text:style-name="P1"><text:span text:style-name="T3">&gt; db.things.</text:span><text:span text:style-name="T5">remove</text:span><text:span text:style-name="T3"> ({})</text:span></text:p>
      <text:p text:style-name="Standard">&gt; db.things.<text:span text:style-name="T6">insert</text:span>({ "a" : 1, "b" : 2, "c" : 3 })</text:p>
      <text:p text:style-name="Standard">&gt; db.things.<text:span text:style-name="T7">find</text:span>({ "a" : 1 }) <text:s text:c="14"/>//finds documents with only specified field</text:p>
      <text:p text:style-name="Standard">&gt; db.things.find().<text:span text:style-name="T8">pretty</text:span>() <text:s/><text:tab/><text:tab/>//prints a more readable data set</text:p>
      <text:p text:style-name="Standard">&gt; for (var i = 0; i&lt;10; i++) { db.things.insert({ "x" : i }) } <text:s text:c="4"/>//goes through 10 docs inserts 'x'</text:p>
      <text:p text:style-name="Standard"/>
      <text:p text:style-name="P1">Comparison Query Operators</text:p>
      <text:p text:style-name="Standard">$gt<text:tab/><text:tab/>greater than</text:p>
      <text:p text:style-name="Standard">$gte<text:tab/><text:tab/>greater than or equal to</text:p>
      <text:p text:style-name="Standard">$in <text:tab/><text:tab/>exists in</text:p>
      <text:p text:style-name="Standard">$lt<text:tab/><text:tab/>less than</text:p>
      <text:p text:style-name="Standard">$lte<text:tab/><text:tab/>less than or equal to</text:p>
      <text:p text:style-name="Standard">$ne<text:tab/><text:tab/>not equal to</text:p>
      <text:p text:style-name="Standard">$nin<text:tab/><text:tab/>does not exist</text:p>
      <text:p text:style-name="Standard"/>
      <text:p text:style-name="P1">What is MongoDB?</text:p>
      <text:list xml:id="list7304684722189983585" text:style-name="L32">
        <text:list-item>
          <text:p text:style-name="P22">Non-relational, Stores in JSON documents, Horizontally Scaled</text:p>
        </text:list-item>
        <text:list-item>
          <text:p text:style-name="P22">Schemaless -&gt; 2 docs don't need to have the same schema</text:p>
        </text:list-item>
        <text:list-item>
          <text:p text:style-name="P22">Brings together: Scalability &amp; Peformance + Functionality </text:p>
        </text:list-item>
        <text:list-item>
          <text:p text:style-name="P22"><text:span text:style-name="T1">Document</text:span> is instance of the model</text:p>
        </text:list-item>
      </text:list>
      <text:p text:style-name="Standard"/>
      <text:p text:style-name="Standard"><text:span text:style-name="T1">Does Not Support</text:span>:</text:p>
      <text:list xml:id="list3239114101079328602" text:style-name="L33">
        <text:list-item>
          <text:p text:style-name="P23">Joins and Transactions (across multiple documents)</text:p>
        </text:list-item>
      </text:list>
      <text:p text:style-name="Standard"/>
      <text:p text:style-name="P1">The Process</text:p>
      <text:list xml:id="list750792682483877926" text:style-name="L34">
        <text:list-item>
          <text:p text:style-name="P24">Client makes a request that goes to server. <text:s/>Node.JS processes and returns something. <text:s/>If your app neds to store persistent data then use Mongo. <text:s/>App makes a request and Mongo responds when completed.</text:p>
        </text:list-item>
      </text:list>
      <text:p text:style-name="Standard"/>
      <text:p text:style-name="Standard"><text:span text:style-name="T1">Mongo Shell</text:span> <text:s text:c="4"/>(administration interface)</text:p>
      <text:list xml:id="list1318534969775147129" text:style-name="L35">
        <text:list-item>
          <text:p text:style-name="P25">Like mongo &amp; node it is a C++ controlled using V8. <text:s/>You can open a terminal and make requests to mongo which will get a reponse. Useful for doing things like: asking questions about configuration, seeing what is stored or debugging app.</text:p>
        </text:list-item>
      </text:list>
      <text:p text:style-name="Standard"/>
      <text:p text:style-name="P1">Driver</text:p>
      <text:list xml:id="list7723242921384567835" text:style-name="L36">
        <text:list-item>
          <text:p text:style-name="P26">This is what is used to communicate between Node and Mongo. Use API to move/insert doc</text:p>
        </text:list-item>
      </text:list>
      <text:p text:style-name="Standard"/>
      <text:p text:style-name="P1"><text:soft-page-break/>Intro to JSON</text:p>
      <text:list xml:id="list5133366869202590575" text:style-name="L37">
        <text:list-item>
          <text:p text:style-name="P27">Basic Structure <text:s text:c="4"/>-- <text:s/>{"a" : 1}</text:p>
        </text:list-item>
        <text:list-item>
          <text:p text:style-name="P27">Value Types<text:tab/> <text:s text:c="5"/>-- <text:s/>string, bool, number</text:p>
        </text:list-item>
        <text:list-item>
          <text:p text:style-name="P27">Basic Nesting<text:tab/> <text:s text:c="5"/>-- <text:s/>arrays, nested objects</text:p>
        </text:list-item>
        <text:list-item>
          <text:p text:style-name="P27">Deep Nesting<text:tab/> <text:s text:c="5"/>-- <text:s/>combines arrays with objects</text:p>
        </text:list-item>
      </text:list>
      <text:p text:style-name="Standard"/>
      <text:p text:style-name="Standard">&gt; var course = db.deepnested.findOne()</text:p>
      <text:p text:style-name="Standard">&gt; course <text:s text:c="20"/>//access the JSON object</text:p>
      <text:p text:style-name="Standard">&gt; course.students</text:p>
      <text:p text:style-name="Standard">&gt; course.students[0].name <text:s text:c="12"/>//call the element<text:tab/> <text:s text:c="3"/>course['students'][0].name</text:p>
      <text:p text:style-name="Standard">&gt; course.students[0].name = "Sue"</text:p>
      <text:p text:style-name="P1"/>
      <text:p text:style-name="Standard"><text:span text:style-name="T1">Asynchronous vs Synchronous</text:span> <text:s text:c="6"/>(Mongo is Sync, and Node is Async)</text:p>
      <text:list xml:id="list9114397459355563455" text:style-name="L38">
        <text:list-item>
          <text:p text:style-name="P28">Names for handling operations that don't require active work on running thread</text:p>
        </text:list-item>
        <text:list-item>
          <text:p text:style-name="P28">When using Asynchronous your able to run calls to the app parallel</text:p>
        </text:list-item>
      </text:list>
      <text:p text:style-name="Standard"/>
      <text:p text:style-name="P1">Node.js</text:p>
      <text:p text:style-name="Standard">function(err, doc) <text:s text:c="3"/>- - <text:s/>common convention for the callback -&gt; take err as 1<text:span text:style-name="T2">st</text:span> param, value as 2<text:span text:style-name="T2">nd</text:span> </text:p>
      <text:p text:style-name="Standard">&gt; node app.js <text:s text:c="10"/>// 'Called findOne!' <text:s text:c="2"/>{ name: 'MongoDB' }</text:p>
      <text:p text:style-name="Standard">&gt; npm install <text:s text:c="10"/>// installs the modules located in package.json <text:s text:c="2"/>(node_modules directory)</text:p>
      <text:p text:style-name="Standard">&gt; npm remove X | <text:s/>npm insall express@3.x</text:p>
      <text:p text:style-name="Standard"/>
      <text:p text:style-name="P1">Creating/Accessing files</text:p>
      <text:list xml:id="list706505951001377018" text:style-name="L39">
        <text:list-item>
          <text:p text:style-name="P29">make the folder and add/edit source code as .JS file. <text:s/>Navigate via cd + folder. <text:s/></text:p>
        </text:list-item>
        <text:list-item>
          <text:p text:style-name="P29">&gt; node app.js <text:s text:c="8"/>//or location of the file</text:p>
        </text:list-item>
        <text:list-item>
          <text:p text:style-name="P29">'Hello World' app.js file creates a server and tells it what to do when receiving request</text:p>
          <text:p text:style-name="P29"/>
        </text:list-item>
      </text:list>
      <text:p text:style-name="P1">Using Commands</text:p>
      <text:list xml:id="list4384574251416405793" text:style-name="L40">
        <text:list-item>
          <text:p text:style-name="P30"><text:span text:style-name="T1">cd</text:span> <text:s/>(+ folder opens directory) | <text:span text:style-name="T1">ls</text:span> (shows files in folder) | <text:span text:style-name="T1">cls</text:span> (clears prompt)</text:p>
        </text:list-item>
        <text:list-item>
          <text:p text:style-name="P30"><text:span text:style-name="T1">mkdir</text:span> (+ name creates folder) | <text:span text:style-name="T1">ctrl+C</text:span> (if cmd froze) <text:s/>| </text:p>
        </text:list-item>
      </text:list>
      <text:p text:style-name="Standard"/>
      <text:p text:style-name="P1">Express</text:p>
      <text:list xml:id="list2773809956918254544" text:style-name="L41">
        <text:list-item>
          <text:p text:style-name="P31">2 ways Express can get data from client side of an application: use GET and SET</text:p>
        </text:list-item>
      </text:list>
      <text:p text:style-name="Standard"/>
      <text:p text:style-name="P1">MongoDB is Schemaless</text:p>
      <text:p text:style-name="Standard">-- Don't need to have same keys in same document, provides flexibility to add/subtract/change</text:p>
      <text:p text:style-name="Standard"/>
      <text:p text:style-name="P1">JSON Revisited</text:p>
      <text:list xml:id="list8738882679869499046" text:style-name="L42">
        <text:list-item>
          <text:p text:style-name="P32">Arrays<text:tab/><text:tab/>- list of things <text:s text:c="8"/>[]</text:p>
        </text:list-item>
        <text:list-item>
          <text:p text:style-name="P32">Dictionaries <text:s text:c="3"/>- <text:s/>associated maps <text:s/>{}</text:p>
        </text:list-item>
        <text:list-item>
          <text:p text:style-name="P32">{name: "value", city: "value", interests: [1, 2, 3]</text:p>
        </text:list-item>
      </text:list>
      <text:p text:style-name="Standard"/>
      <text:p text:style-name="P1">Modeling our Blog in Mongo</text:p>
      <text:p text:style-name="Standard">posts: <text:s/>{title:"free classes", body:"...", author:"me", date:"8/13", comments:[{name:"Joe", </text:p>
      <text:p text:style-name="Standard"><text:tab/>email: "<text:a xlink:type="simple" xlink:href="mailto:me@me" text:style-name="Internet_20_link" text:visited-style-name="Visited_20_Internet_20_Link">me@me</text:a>", comment: "hi"{....}],</text:p>
      <text:p text:style-name="Standard">{tags: ["cycling", "education", "startups"]}</text:p>
      <text:p text:style-name="Standard">authors: <text:s text:c="2"/>{_id: "myId", password:"234"}</text:p>
      <text:p text:style-name="Standard"/>
      <text:p text:style-name="P16">Week 2</text:p>
      <text:p text:style-name="Standard"><text:span text:style-name="T1">CRUD</text:span> <text:s/>- <text:s/>create = Insert, read = Find, update = Update, delete = Delete</text:p>
      <text:p text:style-name="Standard">-- Operation exists as methods/functions</text:p>
      <text:p text:style-name="Standard"><text:soft-page-break/></text:p>
      <text:p text:style-name="P1">Connecting to the Mongo Shell</text:p>
      <text:p text:style-name="Standard">&gt; cd \Program Files\MongoDb 2.6 Standard\bin</text:p>
      <text:p text:style-name="Standard">-- Use <text:span text:style-name="T1">^</text:span> arrow to reload previous statement. Use <text:span text:style-name="T1">Ctrl + A</text:span> go to beginning, Home or End</text:p>
      <text:p text:style-name="Standard"/>
      <text:p text:style-name="P1">Inserting Docs</text:p>
      <text:p text:style-name="Standard">doc = {'name' : 'smith', 'age' : '30', 'profession' : 'hacker'} <text:s text:c="3"/>//use this in place of doc to direct insert</text:p>
      <text:p text:style-name="Standard">&gt; db.people.insert( doc )<text:tab/><text:tab/>//interprets as name of collection inside current database</text:p>
      <text:p text:style-name="Standard">&gt; db.people.find()<text:tab/><text:tab/><text:tab/>//see what's there</text:p>
      <text:p text:style-name="Standard">-- You get back a '_id' : ObjectId <text:s text:c="2"/>-- <text:s/>which is the primary field</text:p>
      <text:p text:style-name="Standard">&gt; db.people.findOne({'name' : 'jones' }) <text:s text:c="13"/>//finds document with named parameters</text:p>
      <text:p text:style-name="Standard">&gt; <text:s/>db.people.findOne({'name' : true, '_id' : false}) <text:s text:c="10"/>//specifying certain fields to retrieve </text:p>
      <text:p text:style-name="Standard"/>
      <text:p text:style-name="P1">The find field</text:p>
      <text:p text:style-name="Standard">&gt; db.scores.find({ student: 19 , type : "essay" }, {"score" : true , "_id" : false });</text:p>
      <text:p text:style-name="Standard"/>
      <text:p text:style-name="P1">Query Operators</text:p>
      <text:p text:style-name="Standard">&gt; db.scores.find({score : { $gt : 95 }}); <text:s text:c="10"/>//score should be greater then 95</text:p>
      <text:p text:style-name="Standard">&gt; db.scores.find({score : { $gte : 95, $lte : 98 } , type : "essay"}); <text:s text:c="4"/>//between 95-98 w/ type essay</text:p>
      <text:p text:style-name="Standard">&gt; db.people.find({ name : { $lt : "D" }});</text:p>
      <text:p text:style-name="Standard"/>
      <text:p text:style-name="P1">Using $exists, $type + true or false<text:tab/> <text:s/><text:tab/><text:tab/><text:span text:style-name="T3">- Use to return a list of users meet parameters</text:span></text:p>
      <text:p text:style-name="Standard">&gt; db.people.find ({ profession : { $exists : false }}); <text:s text:c="10"/>//say true or false</text:p>
      <text:p text:style-name="Standard">&gt; db.people.find ({ name : { $type : 2 }});<text:tab/><text:tab/><text:tab/>//type for 'string' is 2 – search bson types</text:p>
      <text:p text:style-name="Standard"/>
      <text:p text:style-name="Standard"><text:span text:style-name="T1">Regular Expressions</text:span><text:tab/><text:tab/>- <text:s/>Allows you to do complicated string matching inside of fields</text:p>
      <text:p text:style-name="Standard">&gt; db.people.find({ name : { $regex : "a"}});<text:tab/><text:tab/>//find all people with an 'a' in their name</text:p>
      <text:p text:style-name="Standard">&gt; db.people.find({ name : { $regex : "$e"}});<text:tab/><text:tab/>//ends with the letter 'e'</text:p>
      <text:p text:style-name="Standard">&gt; db.people.find({ name : { $regex : "^A" }});<text:tab/><text:tab/>// ^ must begin with whatever follows</text:p>
      <text:p text:style-name="Standard"/>
      <text:p text:style-name="Standard"><text:span text:style-name="T1">Using $or</text:span><text:tab/> <text:s text:c="7"/>- Prefix operator (takes an <text:span text:style-name="T1">array</text:span> as an operand) Matches any that meet criteria</text:p>
      <text:p text:style-name="Standard">&gt; db.people.find({$or : [{ name : { $regex : 'e$' }}, {age : { $exists : true }}]});</text:p>
      <text:p text:style-name="Standard"/>
      <text:p text:style-name="P1">Using $and</text:p>
      <text:p text:style-name="Standard">&gt; db.people.find({$and : [{name : { $gt : 'C' }}, {name : { $regex : "a"}}]});</text:p>
      <text:p text:style-name="Standard"/>
      <text:p text:style-name="P1">Querying inside Arrays</text:p>
      <text:p text:style-name="Standard"><text:s/>&gt; db.accounts.insert({name : "howard", favorites : ["pretzels", "beer"]});</text:p>
      <text:p text:style-name="Standard"><text:s/>&gt; db.accounts.insert({ favorites : 'pretzels, name : {$gt : 'H'}}); </text:p>
      <text:p text:style-name="Standard"/>
      <text:p text:style-name="P1">Using $in and $all<text:tab/><text:tab/>- <text:span text:style-name="T3">Takes in an array <text:s text:c="2"/>//Returns documents with the Field queried</text:span></text:p>
      <text:p text:style-name="Standard">&gt; db.accounts.find({favorites : {$all : ['pretzels', 'beer']}}); <text:s text:c="7"/>//matches All elements in the field</text:p>
      <text:p text:style-name="Standard">&gt; db.accounts.find({name : {$in : ['Howard', 'John"]}}); <text:s text:c="9"/>//returns docs with at least 1 element</text:p>
      <text:p text:style-name="Standard"/>
      <text:p text:style-name="Standard">-- If not including the $ operator the order must be the same as in the DB</text:p>
      <text:p text:style-name="Standard"/>
      <text:p text:style-name="P1">Dot Notation</text:p>
      <text:p text:style-name="Standard">&gt; db.users.find({"email.work" : "<text:a xlink:type="simple" xlink:href="mailto:richard@10gen.com" text:style-name="Internet_20_link" text:visited-style-name="Visited_20_Internet_20_Link">richard@10gen.com</text:a>"});</text:p>
      <text:p text:style-name="Standard">&gt; db.catalog.find( { price : { $gt : 10000 } , "reviews.rating" : { $gte : 5 } } );</text:p>
      <text:p text:style-name="Standard"/>
      <text:p text:style-name="P1">Querying Cursors</text:p>
      <text:p text:style-name="Standard">&gt; cur.next()<text:tab/><text:tab/>//steps through to the next document</text:p>
      <text:p text:style-name="Standard"><text:soft-page-break/><text:span text:style-name="T1">Methods</text:span>: hasNext(), next(), limit(), sort(), skip()</text:p>
      <text:p text:style-name="Standard">&gt; cur.sort({name : -1 }); null;<text:tab/><text:tab/>//shows names from Z-A then #'s</text:p>
      <text:p text:style-name="Standard">&gt; cur.sort({name : -1}).limit(3); null;</text:p>
      <text:p text:style-name="Standard">&gt; cur.sort({name : -1}).limit(3).skip(2); null;</text:p>
      <text:p text:style-name="Standard">&gt; db.scores.find({type : 'exam"}).sort({score : -1}).skip(50).limit(20)</text:p>
      <text:p text:style-name="Standard"/>
      <text:p text:style-name="P1">Counting<text:tab/><text:tab/><text:span text:style-name="T3">- Counting up all documents that match a criteria</text:span></text:p>
      <text:p text:style-name="Standard">&gt; db.scores.count({ type : 'exam'});</text:p>
      <text:p text:style-name="Standard">&gt; db.scores.count({type : 'essay', score : {$gt : 90}});</text:p>
      <text:p text:style-name="Standard"/>
      <text:p text:style-name="Standard"/>
      <text:p text:style-name="Standard"><text:span text:style-name="T1">Updating Documents </text:span><text:s text:c="11"/>-- Methods on a collection, replaces 1<text:span text:style-name="T2">st</text:span> with 2<text:span text:style-name="T2">nd</text:span> param</text:p>
      <text:p text:style-name="Standard">&gt; db.people.update({ name : 'Smith'}, {name : 'Thompson' , salary : 50000}); <text:s text:c="7"/>//replaces smith </text:p>
      <text:p text:style-name="Standard"/>
      <text:p text:style-name="P1">Using $set Command</text:p>
      <text:p text:style-name="Standard">-- Find all instances with Alice and set her age to 30</text:p>
      <text:p text:style-name="Standard">({ name : "Alice" }, { $set : { age : 30 }})</text:p>
      <text:p text:style-name="Standard"/>
      <text:p text:style-name="Standard">Use <text:span text:style-name="T1">$inc </text:span>will increment by 1 <text:s text:c="5"/>({ name : "Alice" }, { $inc : { age : 1 }}) <text:s text:c="4"/>//makes the age 31</text:p>
      <text:p text:style-name="Standard">** You can <text:span text:style-name="T1">$inc</text:span> by any number (20)</text:p>
      <text:p text:style-name="Standard"/>
      <text:p text:style-name="P1">Using the $unset Command<text:tab/><text:tab/><text:span text:style-name="T3">//removes field</text:span></text:p>
      <text:p text:style-name="Standard">&gt; db.people.update ({name : "Jones" }, {$unset : {profession : 1}})</text:p>
      <text:p text:style-name="Standard"/>
      <text:p text:style-name="Standard">Using <text:span text:style-name="T1">$push, $pop, $pull, $pushAll, $pullAll, $addToSet</text:span></text:p>
      <text:p text:style-name="Standard">&gt; db.arrays.update ({ _id : 0}, {$push : {a : 6}}) <text:s text:c="2"/>// will add 6 to the end of array</text:p>
      <text:p text:style-name="Standard">&gt; db.arrays.update ({ _id : 0}, {$pop : {a : 1}}) <text:s text:c="2"/>// will remove last element in array</text:p>
      <text:p text:style-name="Standard">&gt; db.arrays.update ({ _id : 0}, {$pop : {a : -1}}) <text:s text:c="2"/>// will remove first element in array</text:p>
      <text:p text:style-name="Standard">&gt; db.arrays.update ({ _id : 0}, {$pushAll : {a : [7, 8, 9]}}) <text:s text:c="2"/>//adds 7, 8, 9 to end</text:p>
      <text:p text:style-name="Standard">&gt; db.arrays.update ({ _id : 0}, {$pull : {a : 5}}) <text:s text:c="2"/>//removes value no matter location</text:p>
      <text:p text:style-name="Standard">&gt; db.arrays.update ({ _id : 0}, {$pullAll : {a : [7, 8, 9]}}) <text:s text:c="2"/>//removes 7, 8, 9 from the array</text:p>
      <text:p text:style-name="Standard">&gt; db.arrays.update ({ _id : 0}, {$addToSet : {a : 5}}) <text:s text:c="2"/>// will add 5 to the array if doesn't exist</text:p>
      <text:p text:style-name="Standard"/>
      <text:p text:style-name="Standard"><text:span text:style-name="T1">Using $upsert</text:span> <text:s text:c="12"/>//updates existing record or adds a new one</text:p>
      <text:p text:style-name="Standard">&gt;db.people.update({ name : 'George' }, {$set : {age : 40}}, {upsert : true})</text:p>
      <text:p text:style-name="Standard"/>
      <text:p text:style-name="Standard"><text:span text:style-name="T1">Multi-Update</text:span><text:tab/><text:tab/><text:tab/>//if you don't supply {multi} then only affects 1 document</text:p>
      <text:p text:style-name="Standard">&gt; db.people.update({}, {$set : {title : 'Dr'}}, {multi : true}) <text:s text:c="5"/>//open paren updates all docs w/ title</text:p>
      <text:p text:style-name="Standard"/>
      <text:p text:style-name="P1">Removing from the Database</text:p>
      <text:p text:style-name="P2">&gt; db.remove({ name : 'Alice'})</text:p>
      <text:p text:style-name="P1">&gt; <text:span text:style-name="T3">db.people.remove ({})</text:span><text:tab/><text:tab/><text:tab/><text:span text:style-name="T3">//empty removes all docs from collection</text:span></text:p>
      <text:p text:style-name="Standard">&gt; db.people.drop()<text:tab/><text:tab/><text:tab/><text:tab/>//faster way of removing All collections</text:p>
      <text:p text:style-name="Standard"/>
      <text:p text:style-name="P1">Importing Files</text:p>
      <text:p text:style-name="Standard">&gt; mongoimport -d course -c grades grades.json<text:tab/><text:tab/>//start mongod, import file to node cmd</text:p>
      <text:p text:style-name="Standard">&gt; mongo<text:tab/><text:tab/><text:tab/><text:tab/><text:tab/><text:tab/><text:tab/>//connect to mong</text:p>
      <text:p text:style-name="Standard">&gt; use course<text:tab/><text:tab/><text:tab/><text:tab/><text:tab/><text:tab/><text:tab/>//switched to db course collection</text:p>
      <text:p text:style-name="Standard">&gt; db.grades.find()<text:tab/><text:tab/><text:tab/><text:tab/><text:tab/><text:tab/>//prints out collection items</text:p>
      <text:p text:style-name="Standard"/>
      <text:p text:style-name="Standard"><text:span text:style-name="T1">Examples</text:span>:</text:p>
      <text:p text:style-name="Standard">findOne() <text:s text:c="19"/>- <text:s text:c="2"/>returns the first document that meets requirements</text:p>
      <text:p text:style-name="Standard"><text:soft-page-break/>find<text:tab/>(toArray) <text:s text:c="8"/>- <text:s text:c="2"/>returns all students with 100 using the<text:span text:style-name="T1"> toArray</text:span> method</text:p>
      <text:p text:style-name="Standard">find_cursors <text:s text:c="2"/>(each) <text:s text:c="2"/>- <text:s text:c="2"/>finds students with 100 and prints message</text:p>
      <text:p text:style-name="Standard">find_lt_gt<text:tab/><text:tab/>- <text:s text:c="2"/>find docs with grades between x and y</text:p>
      <text:p text:style-name="Standard"/>
      <text:p text:style-name="P1">Importing JSON from other sites</text:p>
      <text:p text:style-name="Standard">-- request = require('request');</text:p>
      <text:p text:style-name="Standard">-- request('<text:a xlink:type="simple" xlink:href="http://reddit.json/" text:style-name="Internet_20_link" text:visited-style-name="Visited_20_Internet_20_Link">http://reddit.json</text:a>', function(error, response, body)</text:p>
      <text:p text:style-name="Standard"><text:tab/>var obj = JSON.parse(body);</text:p>
      <text:p text:style-name="Standard"><text:tab/>var stories = obj.data.children.map(function (story) { return story.data; });</text:p>
      <text:p text:style-name="Standard"><text:tab/>db.collection('reddit').insert(stories, function (err, data) {</text:p>
      <text:p text:style-name="Standard"/>
      <text:p text:style-name="P1">Using $regex</text:p>
      <text:p text:style-name="Standard">&gt; db.reddit.find({ 'title' : { '$regex' : 'NSA' }}, {'title' : 1, '_id' : 0}); //finds all docs with NSA in title</text:p>
      <text:p text:style-name="Standard"><text:span text:style-name="T1">Sort, Limit, Skip</text:span><text:tab/><text:tab/><text:tab/>//Order doesn't matter</text:p>
      <text:p text:style-name="Standard"><text:s text:c="4"/>cursor.sort([['grade', 1], ['student', -1]]);</text:p>
      <text:p text:style-name="Standard"><text:s text:c="4"/>var options = { 'skip' : 1,</text:p>
      <text:p text:style-name="Standard"><text:s text:c="20"/>'limit' : 4,</text:p>
      <text:p text:style-name="Standard"><text:s text:c="20"/>'sort' : [['grade', 1], ['student', -1]] };</text:p>
      <text:p text:style-name="Standard"><text:s text:c="4"/>var cursor = grades.find({}, {}, options);<text:tab/><text:tab/>//empty, projector, call var options</text:p>
      <text:p text:style-name="Standard"/>
      <text:p text:style-name="Standard"><text:span text:style-name="T1">Find and Modify</text:span><text:tab/><text:tab/><text:tab/>//find docs matching query, update and show result</text:p>
      <text:p text:style-name="Standard"><text:s text:c="4"/>var query = { 'name' : 'comments' };</text:p>
      <text:p text:style-name="Standard"><text:s text:c="4"/>var sort = [];</text:p>
      <text:p text:style-name="Standard"><text:s text:c="4"/>var operator = { '$inc' : { 'counter' : 1 } };</text:p>
      <text:p text:style-name="Standard"><text:s text:c="4"/>var options = { 'new' : true };<text:tab/><text:tab/><text:tab/>//we want the new doc to be returned </text:p>
      <text:p text:style-name="Standard"><text:s text:c="4"/>db.collection('counters').findAndModify(query, sort, operator, options, function(err, doc) {</text:p>
      <text:p text:style-name="Standard"><text:s text:c="7"/></text:p>
      <text:p text:style-name="P16">Week 3</text:p>
      <text:list xml:id="list7784445357448297516" text:style-name="L43">
        <text:list-item>
          <text:p text:style-name="P33">Rich Documents</text:p>
        </text:list-item>
        <text:list-item>
          <text:p text:style-name="P33">Pre Join / Embed Data</text:p>
        </text:list-item>
        <text:list-item>
          <text:p text:style-name="P33">No Constraints</text:p>
        </text:list-item>
        <text:list-item>
          <text:p text:style-name="P33">Atomic Operations</text:p>
        </text:list-item>
        <text:list-item>
          <text:p text:style-name="P33">No Declared Schema<text:tab/><text:tab/>(similar structure)</text:p>
        </text:list-item>
      </text:list>
      <text:p text:style-name="Standard"/>
      <text:p text:style-name="P16">Week 4</text:p>
      <text:list xml:id="list4776686622248958355" text:style-name="L44">
        <text:list-item>
          <text:p text:style-name="P18">Indexes</text:p>
        </text:list-item>
        <text:list-item>
          <text:p text:style-name="P34">-&gt; indexes are collected as top level arrays which can be called in by order when doing query, sort or find. <text:s/></text:p>
        </text:list-item>
        <text:list-item>
          <text:p text:style-name="P34">(name, hair_color, dob) <text:s text:c="4"/>- <text:s text:c="3"/>start with name then optional use hair_color</text:p>
        </text:list-item>
      </text:list>
      <text:p text:style-name="P1">Create an Index</text:p>
      <text:p text:style-name="Standard">&gt; db.students.ensureIndex({student_id:1,class:-1})<text:tab/> <text:s text:c="4"/>//makes student ascending and class descend</text:p>
      <text:p text:style-name="Standard"/>
      <text:p text:style-name="P1">Find an Index</text:p>
      <text:p text:style-name="Standard">-- You can only use find() and/or sort() on a db when asking for first index</text:p>
      <text:p text:style-name="Standard">&gt; db.system.indexes.<text:span text:style-name="T1">find()</text:span></text:p>
      <text:p text:style-name="Standard">&gt; db.students.<text:span text:style-name="T1">getIndexes()</text:span><text:tab/><text:tab/>-- Displays the indexes</text:p>
      <text:p text:style-name="Standard">&gt; db.students.dropInxex({'student_id':1})<text:tab/> <text:s/>//remove index <text:s/></text:p>
      <text:p text:style-name="Standard"/>
      <text:p text:style-name="Standard"/>
      <text:p text:style-name="P1">Multikey Indexes <text:s text:c="8"/>- <text:s text:c="5"/>an index w/ an array</text:p>
      <text:p text:style-name="Standard">{ name: 'Andrew',</text:p>
      <text:p text:style-name="Standard"><text:tab/>tags: ['cycling', 'tennis', 'football'],</text:p>
      <text:p text:style-name="Standard"><text:soft-page-break/><text:tab/>color: 'red'</text:p>
      <text:p text:style-name="Standard"><text:tab/>locations: ['NY', 'CA']}</text:p>
      <text:list xml:id="list5625650626353384838" text:style-name="L45">
        <text:list-item>
          <text:p text:style-name="P35">You can create a <text:span text:style-name="T1">compound index</text:span> on tags/color. <text:s/>But can't on 2 indexes that contain arrays</text:p>
        </text:list-item>
      </text:list>
      <text:p text:style-name="Standard"/>
      <text:p text:style-name="P1">Adding a Unique Index</text:p>
      <text:p text:style-name="Standard">&gt; <text:span text:style-name="T9">db.students.ensureIndex({student_id:1, class_id:1}, {unique:true})</text:span> </text:p>
      <text:p text:style-name="Standard"/>
      <text:p text:style-name="P1">Dropping Duplicate Index</text:p>
      <text:p text:style-name="Standard">&gt; db.things.ensureIndex({thing: 1}, {unique: true, dropDups: true})</text:p>
      <text:p text:style-name="Standard"/>
      <text:p text:style-name="Standard"><text:span text:style-name="T1">Explain</text:span><text:tab/>-- <text:s text:c="6"/>provides a break down of the data returned related to query</text:p>
      <text:p text:style-name="Standard">&gt; db.foo.find({c:1}).<text:span text:style-name="T1">explain()</text:span></text:p>
      <text:p text:style-name="Standard"/>
      <text:p text:style-name="Standard"><text:span text:style-name="T1">Geospatial Indexes<text:tab/></text:span><text:tab/>- <text:s text:c="3"/>2d Index</text:p>
      <text:p text:style-name="Standard">-- 'location' : [x, y]</text:p>
      <text:p text:style-name="Standard">-- ensureIndex({"location" : '2d', type : 1 })<text:tab/><text:tab/>-- <text:s text:c="2"/>db.stores.ensureIndex <text:s text:c="2"/>(creates index)</text:p>
      <text:p text:style-name="Standard">&gt; find({location:{<text:span text:style-name="T1">$near:</text:span>[x, y]}}).limit(20)<text:tab/><text:tab/>-- <text:s text:c="2"/>returns in increasing distance</text:p>
      <text:p text:style-name="Standard"/>
      <text:p text:style-name="Standard"><text:span text:style-name="T1">Geospatial Spherical</text:span><text:tab/><text:tab/>- <text:s text:c="3"/>2dsphere</text:p>
      <text:list xml:id="list3246598817061402576" text:style-name="L46">
        <text:list-item>
          <text:p text:style-name="P36">Uses geoJSON <text:tab/>(Point, Polygon)</text:p>
        </text:list-item>
        <text:list-item>
          <text:p text:style-name="P36">longitude, latitude</text:p>
        </text:list-item>
      </text:list>
      <text:p text:style-name="Standard">&gt; db.places.ensureIndex({'location': '2dsphere'})</text:p>
      <text:p text:style-name="Standard">"location" : {</text:p>
      <text:p text:style-name="Standard"><text:tab/>"type" : "Point",</text:p>
      <text:p text:style-name="Standard"><text:tab/>"coordinates" : [-122.169129, 37.4434854] </text:p>
      <text:p text:style-name="Standard"><text:tab/>},</text:p>
      <text:p text:style-name="Standard"><text:tab/>"type" : "Retail"</text:p>
      <text:p text:style-name="Standard">}</text:p>
      <text:p text:style-name="Standard">&gt; db.places.find({loc:{$near:{$geometry:{type:"point",coordinates:[122,33]},$maxDistance:2000}}}).pretty()</text:p>
      <text:p text:style-name="Standard"/>
      <text:p text:style-name="P1">Text Searches</text:p>
      <text:p text:style-name="Standard">&gt; db.sentences.find({ $text: {$search:'dog' }})<text:tab/>//implies a logical OR operator</text:p>
      <text:p text:style-name="Standard"/>
      <text:p text:style-name="P1">Find 'best' match first</text:p>
      <text:p text:style-name="Standard">&gt; db.sentences.find({$text:{$search:'dog tree obsidian'}}, {score:{$meta: 'textScore'}}).sort({score:{$meta:'textScore'}})</text:p>
      <text:p text:style-name="Standard"/>
      <text:p text:style-name="Standard"/>
      <text:p text:style-name="P1">Simple Aggregation </text:p>
      <text:p text:style-name="Standard">&gt; db.products.aggregate([{$group:{"_id":"$category", "num_products":{"$sum":1}}}])</text:p>
      <text:p text:style-name="Standard"/>
      <text:p text:style-name="P1">Aggregation Pipeline</text:p>
      <text:p text:style-name="Standard">$project <text:s/>- <text:s/>reshape <text:s text:c="4"/>- <text:s/>1 : 1</text:p>
      <text:p text:style-name="Standard">$match <text:s text:c="2"/>- <text:s/>filter <text:s text:c="9"/>- <text:s/>n : 1</text:p>
      <text:p text:style-name="Standard">$group<text:tab/> <text:s text:c="2"/>- <text:s/>aggregate <text:s/>- <text:s text:c="2"/>n : 1</text:p>
      <text:p text:style-name="Standard">$sort<text:tab/> <text:s text:c="2"/>- <text:s/>sort<text:tab/>- <text:s text:c="2"/>1 : 1</text:p>
      <text:p text:style-name="Standard">$skip<text:tab/> <text:s text:c="2"/>- <text:s/>skips<text:tab/>- <text:s text:c="2"/>n : 1</text:p>
      <text:p text:style-name="Standard">$limit<text:tab/> <text:s text:c="2"/>- <text:s/>limits<text:tab/>- <text:s text:c="2"/>n : 1</text:p>
      <text:p text:style-name="Standard">$unwind <text:s/>- <text:s/>normalize <text:s/>- <text:s/>1 : n<text:tab/>(expands items in array)</text:p>
      <text:p text:style-name="Standard">$out<text:tab/> <text:s text:c="3"/>- <text:s/>output<text:tab/> - <text:s/>1 : 1</text:p>
      <text:p text:style-name="Standard"/>
      <text:p text:style-name="Standard"><text:soft-page-break/></text:p>
      <text:p text:style-name="P1">Web Dev with MongoDB and Node.js</text:p>
      <text:p text:style-name="Standard">&gt; mongod</text:p>
      <text:p text:style-name="Standard">&gt; mongo</text:p>
      <text:p text:style-name="Standard">&gt; show dbs</text:p>
      <text:p text:style-name="Standard">&gt; use multivision</text:p>
      <text:p text:style-name="Standard">&gt; show collectio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7M48S</meta:editing-duration>
    <meta:editing-cycles>19</meta:editing-cycles>
    <meta:generator>OpenOffice/4.1.1$Win32 OpenOffice.org_project/411m6$Build-9775</meta:generator>
    <dc:date>2015-07-30T02:21:20.78</dc:date>
    <meta:document-statistic meta:table-count="0" meta:image-count="0" meta:object-count="0" meta:page-count="7" meta:paragraph-count="247" meta:word-count="2024" meta:character-count="12895"/>
    <dc:creator>patrick s</dc:creator>
    <meta:user-defined meta:name="Info 1"/>
    <meta:user-defined meta:name="Info 2"/>
    <meta:user-defined meta:name="Info 3"/>
    <meta:user-defined meta:name="Info 4"/>
  </office:meta>
</office:document-meta>
</file>